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f9bbb"/>
    </style:style>
    <style:style style:name="P2" style:family="paragraph" style:parent-style-name="Text_20_body" style:list-style-name="L2"/>
    <style:style style:name="P3" style:family="paragraph" style:parent-style-name="Text_20_body" style:list-style-name="L3">
      <style:text-properties officeooo:paragraph-rsid="001f9bbb"/>
    </style:style>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text-properties officeooo:paragraph-rsid="001f9bbb"/>
    </style:style>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21"/>
    <style:style style:name="P20" style:family="paragraph" style:parent-style-name="Text_20_body" style:list-style-name="L22"/>
    <style:style style:name="P21" style:family="paragraph" style:parent-style-name="Text_20_body" style:list-style-name="L23"/>
    <style:style style:name="P22" style:family="paragraph" style:parent-style-name="Text_20_body" style:list-style-name="L24"/>
    <style:style style:name="P23" style:family="paragraph" style:parent-style-name="Text_20_body" style:list-style-name="L25"/>
    <style:style style:name="P24" style:family="paragraph" style:parent-style-name="Text_20_body" style:list-style-name="L26"/>
    <style:style style:name="P25" style:family="paragraph" style:parent-style-name="Text_20_body" style:list-style-name="L27">
      <style:text-properties officeooo:paragraph-rsid="00205f5b"/>
    </style:style>
    <style:style style:name="P26" style:family="paragraph" style:parent-style-name="Text_20_body" style:list-style-name="L28">
      <style:text-properties officeooo:paragraph-rsid="00205f5b"/>
    </style:style>
    <style:style style:name="P27" style:family="paragraph" style:parent-style-name="Text_20_body" style:list-style-name="L29">
      <style:text-properties officeooo:paragraph-rsid="00205f5b"/>
    </style:style>
    <style:style style:name="P28" style:family="paragraph" style:parent-style-name="Text_20_body">
      <style:text-properties officeooo:paragraph-rsid="001f9bbb"/>
    </style:style>
    <style:style style:name="P29" style:family="paragraph" style:parent-style-name="Text_20_body" style:list-style-name="L31">
      <style:paragraph-properties fo:line-height="100%"/>
    </style:style>
    <style:style style:name="P30" style:family="paragraph" style:parent-style-name="Text_20_body" style:list-style-name="L31">
      <style:paragraph-properties fo:line-height="100%"/>
      <style:text-properties officeooo:paragraph-rsid="001f9bbb"/>
    </style:style>
    <style:style style:name="P31" style:family="paragraph" style:parent-style-name="Text_20_body" style:list-style-name="L31">
      <style:paragraph-properties fo:line-height="100%"/>
      <style:text-properties officeooo:paragraph-rsid="00205f5b"/>
    </style:style>
    <style:style style:name="P32" style:family="paragraph" style:parent-style-name="Text_20_body" style:list-style-name="L42">
      <style:paragraph-properties fo:line-height="100%"/>
      <style:text-properties officeooo:paragraph-rsid="0021c9cf"/>
    </style:style>
    <style:style style:name="P33" style:family="paragraph" style:parent-style-name="Text_20_body" style:list-style-name="L32">
      <style:text-properties officeooo:paragraph-rsid="00205f5b"/>
    </style:style>
    <style:style style:name="P34" style:family="paragraph" style:parent-style-name="Text_20_body" style:list-style-name="L33">
      <style:text-properties officeooo:paragraph-rsid="002171b1"/>
    </style:style>
    <style:style style:name="P35" style:family="paragraph" style:parent-style-name="Text_20_body" style:list-style-name="L34">
      <style:text-properties officeooo:paragraph-rsid="002171b1"/>
    </style:style>
    <style:style style:name="P36" style:family="paragraph" style:parent-style-name="Text_20_body" style:list-style-name="L35">
      <style:text-properties officeooo:paragraph-rsid="002171b1"/>
    </style:style>
    <style:style style:name="P37" style:family="paragraph" style:parent-style-name="Text_20_body" style:list-style-name="L36">
      <style:text-properties officeooo:paragraph-rsid="002171b1"/>
    </style:style>
    <style:style style:name="P38" style:family="paragraph" style:parent-style-name="Text_20_body" style:list-style-name="L37">
      <style:text-properties officeooo:paragraph-rsid="002171b1"/>
    </style:style>
    <style:style style:name="P39" style:family="paragraph" style:parent-style-name="Text_20_body" style:list-style-name="L38">
      <style:text-properties officeooo:paragraph-rsid="002171b1"/>
    </style:style>
    <style:style style:name="P40" style:family="paragraph" style:parent-style-name="Text_20_body" style:list-style-name="L39">
      <style:text-properties officeooo:paragraph-rsid="002171b1"/>
    </style:style>
    <style:style style:name="P41" style:family="paragraph" style:parent-style-name="Text_20_body" style:list-style-name="L40">
      <style:text-properties officeooo:paragraph-rsid="002171b1"/>
    </style:style>
    <style:style style:name="P42" style:family="paragraph" style:parent-style-name="Text_20_body" style:list-style-name="L41">
      <style:text-properties officeooo:paragraph-rsid="002171b1"/>
    </style:style>
    <style:style style:name="P43" style:family="paragraph" style:parent-style-name="Text_20_body">
      <style:text-properties officeooo:paragraph-rsid="002171b1"/>
    </style:style>
    <style:style style:name="P44" style:family="paragraph" style:parent-style-name="Text_20_body" style:list-style-name="L1">
      <style:paragraph-properties fo:margin-top="0cm" fo:margin-bottom="0cm" loext:contextual-spacing="false"/>
    </style:style>
    <style:style style:name="P45" style:family="paragraph" style:parent-style-name="Text_20_body" style:list-style-name="L6">
      <style:paragraph-properties fo:margin-top="0cm" fo:margin-bottom="0cm" loext:contextual-spacing="false"/>
    </style:style>
    <style:style style:name="P46" style:family="paragraph" style:parent-style-name="Text_20_body" style:list-style-name="L10">
      <style:paragraph-properties fo:margin-top="0cm" fo:margin-bottom="0cm" loext:contextual-spacing="false"/>
    </style:style>
    <style:style style:name="P47" style:family="paragraph" style:parent-style-name="Text_20_body" style:list-style-name="L12">
      <style:paragraph-properties fo:margin-top="0cm" fo:margin-bottom="0cm" loext:contextual-spacing="false"/>
    </style:style>
    <style:style style:name="P48" style:family="paragraph" style:parent-style-name="Text_20_body" style:list-style-name="L17">
      <style:paragraph-properties fo:margin-top="0cm" fo:margin-bottom="0cm" loext:contextual-spacing="false"/>
    </style:style>
    <style:style style:name="P49" style:family="paragraph" style:parent-style-name="Text_20_body" style:list-style-name="L30">
      <style:paragraph-properties fo:margin-top="0cm" fo:margin-bottom="0cm" loext:contextual-spacing="false"/>
    </style:style>
    <style:style style:name="P50" style:family="paragraph" style:parent-style-name="Text_20_body" style:list-style-name="L31">
      <style:paragraph-properties fo:margin-top="0cm" fo:margin-bottom="0cm" loext:contextual-spacing="false" fo:line-height="100%"/>
    </style:style>
    <style:style style:name="P51" style:family="paragraph" style:parent-style-name="Text_20_body" style:list-style-name="L31">
      <style:paragraph-properties fo:margin-top="0cm" fo:margin-bottom="0cm" loext:contextual-spacing="false" fo:line-height="100%"/>
      <style:text-properties officeooo:paragraph-rsid="00205f5b"/>
    </style:style>
    <style:style style:name="P52" style:family="paragraph" style:parent-style-name="Text_20_body" style:list-style-name="L41">
      <style:paragraph-properties fo:margin-top="0cm" fo:margin-bottom="0cm" loext:contextual-spacing="false"/>
      <style:text-properties officeooo:paragraph-rsid="002171b1"/>
    </style:style>
    <style:style style:name="P53" style:family="paragraph" style:parent-style-name="Text_20_body">
      <style:paragraph-properties fo:margin-left="0cm" fo:margin-right="0.423cm" fo:text-indent="0cm" style:auto-text-indent="false"/>
    </style:style>
    <style:style style:name="P54" style:family="paragraph" style:parent-style-name="Text_20_body" style:list-style-name="L21" style:master-page-name="HTML">
      <style:paragraph-properties style:page-number="auto"/>
      <style:text-properties officeooo:paragraph-rsid="002171b1"/>
    </style:style>
    <style:style style:name="P55" style:family="paragraph" style:parent-style-name="Quotations">
      <style:text-properties officeooo:rsid="001f9bbb" officeooo:paragraph-rsid="001f9bbb"/>
    </style:style>
    <style:style style:name="T1" style:family="text">
      <style:text-properties style:text-line-through-style="none" style:text-line-through-type="none" style:text-underline-style="none" style:text-blinking="false"/>
    </style:style>
    <style:style style:name="T2" style:family="text">
      <style:text-properties officeooo:rsid="001f9bbb"/>
    </style:style>
    <style:style style:name="T3" style:family="text">
      <style:text-properties officeooo:rsid="00205f5b"/>
    </style:style>
    <style:style style:name="T4" style:family="text">
      <style:text-properties officeooo:rsid="00211cc0"/>
    </style:style>
    <style:style style:name="T5" style:family="text">
      <style:text-properties fo:font-weight="normal" style:font-weight-asian="normal" style:font-weight-complex="normal"/>
    </style:style>
    <style:style style:name="T6" style:family="text">
      <style:text-properties fo:font-weight="normal" officeooo:rsid="00211cc0"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91225142569028127" text:style-name="L21">
        <text:list-header>
          <text:p text:style-name="P54"><text:span text:style-name="T3">2. </text:span>Heaven, Comfort, Authority, Satisfaction, Mercy, See God, Be the Children of God, What is Christ’s is Ours, Honor (Matthew 5:1-12) </text:p>
        </text:list-header>
      </text:list>
      <text:list xml:id="list9056350529231099280" text:style-name="L33">
        <text:list-item>
          <text:p text:style-name="P34">When we pray for blessing for each other we are saying Biblically: “Let them be poor in spirit, mourning, meek, hungering and thirsting for righteousness, merciful, pure, peacemakers and persecuted.”</text:p>
        </text:list-item>
      </text:list>
      <text:list xml:id="list6736259212745144949" text:style-name="L34">
        <text:list-item>
          <text:p text:style-name="P35">We can never be happy living self-centered lives.</text:p>
        </text:list-item>
        <text:list-item>
          <text:p text:style-name="P35">What is Christ’s is ours <text:span text:style-name="T3">(compare </text:span>Numbers 18:20<text:span text:style-name="T3">)</text:span></text:p>
        </text:list-item>
      </text:list>
      <text:list xml:id="list3155304776675143837" text:style-name="L35">
        <text:list-header>
          <text:p text:style-name="P36"><text:span text:style-name="T3">3. </text:span>Revealed Truth <text:span text:style-name="T3">(Matthew 13:16; Luke 10:23)</text:span></text:p>
        </text:list-header>
      </text:list>
      <text:list xml:id="list5220931353838064385" text:style-name="L36">
        <text:list-header>
          <text:p text:style-name="P37"><text:span text:style-name="T3">4. </text:span>The Best is Yet to Come <text:span text:style-name="T3">(Luke 6:21)</text:span></text:p>
        </text:list-header>
      </text:list>
      <text:list xml:id="list3849929419402823655" text:style-name="L37">
        <text:list-header>
          <text:p text:style-name="P38"><text:span text:style-name="T3">5. </text:span>Serving God is its Own Reward <text:span text:style-name="T3">(Luke 11:28)</text:span></text:p>
        </text:list-header>
      </text:list>
      <text:list xml:id="list7492839784060170992" text:style-name="L38">
        <text:list-header>
          <text:p text:style-name="P39"><text:span text:style-name="T3">6 . </text:span>Fed and Served by the Master <text:span text:style-name="T3">(Luke 12:37)</text:span></text:p>
        </text:list-header>
      </text:list>
      <text:list xml:id="list2423041379468886491" text:style-name="L39">
        <text:list-header>
          <text:p text:style-name="P40"><text:span text:style-name="T3">7. </text:span>Forgiven <text:span text:style-name="T3">(Romans 4:; Revelation 14:13 )</text:span></text:p>
        </text:list-header>
      </text:list>
      <text:list xml:id="list3050699151941509787" text:style-name="L40">
        <text:list-header>
          <text:p text:style-name="P41"><text:span text:style-name="T3">8. </text:span>Eternal Life <text:span text:style-name="T3">(Revelation 22:14; </text:span></text:p>
        </text:list-header>
      </text:list>
      <text:p text:style-name="P43">F. E. Marsh has <text:span text:style-name="T2">listed</text:span> some of these blessings: </text:p>
      <text:list xml:id="list2676887433617326302" text:style-name="L41">
        <text:list-item>
          <text:p text:style-name="P52">An acceptance that can never be questioned. (Eph. 1:6). </text:p>
        </text:list-item>
        <text:list-item>
          <text:p text:style-name="P52">An inheritance that can never be lost (I Peter 1:3-5). </text:p>
        </text:list-item>
        <text:list-item>
          <text:p text:style-name="P52">A deliverance that can never be excelled (2 Cor. 1:10). </text:p>
        </text:list-item>
        <text:list-item>
          <text:p text:style-name="P52">A grace that can never be limited (2 Cor. 12:9). </text:p>
        </text:list-item>
        <text:list-item>
          <text:p text:style-name="P52">A hope that can never be disappointed. (Heb. 6:18, 19). </text:p>
        </text:list-item>
        <text:list-item>
          <text:p text:style-name="P52">A bounty that can never be withdrawn. (1 Col. 3:21-23). </text:p>
        </text:list-item>
        <text:list-item>
          <text:p text:style-name="P52">A joy that need never be diminished (John 15:11). </text:p>
        </text:list-item>
        <text:list-item>
          <text:p text:style-name="P52">A nearness to God that can never be reversed (Eph. 2:13). </text:p>
        </text:list-item>
        <text:list-item>
          <text:p text:style-name="P52">A peace that can never be disturbed (John 14:27). </text:p>
        </text:list-item>
        <text:list-item>
          <text:p text:style-name="P52">A righteousness that can never be tarnished (2 Cor. 5:21). </text:p>
        </text:list-item>
        <text:list-item>
          <text:p text:style-name="P42">A salvation that can never be canceled (Heb. 5:9). </text:p>
        </text:list-item>
      </text:list>
      <text:h text:style-name="Heading_20_2" text:outline-level="2"><text:bookmark text:name="chapter-5-when-you-go-to-gods-house-the-vanity-of-riches-and-the-conclusion-to-increase"/><text:span text:style-name="T2">Ecclesiastes </text:span>Chapter 5 </text:h>
      <text:h text:style-name="Heading_20_2" text:outline-level="2"><text:bookmark text:name="when-you-go-to-gods-house-vs-1-8"/><office:annotation><dc:date>2018-08-19T09:03:54.140644887</dc:date><text:p>&lt;!-- ## Introduction</text:p><text:p>--&gt;</text:p></office:annotation>When You Go to God’s House, vs. 1-8</text:h>
      <text:list xml:id="list3384179234537783339" text:style-name="L1">
        <text:list-header>
          <text:p text:style-name="P44">Solomon’s Watching people <text:span text:style-name="T2">in their spiritual activites. </text:span>What am I doing? </text:p>
        </text:list-header>
      </text:list>
      <text:list xml:id="list3279036701087910736" text:style-name="L2">
        <text:list-header>
          <text:p text:style-name="P2"><text:span text:style-name="Strong_20_Emphasis"><text:span text:style-name="T2">1. </text:span></text:span><text:span text:style-name="Strong_20_Emphasis">Be Careful</text:span> <text:span text:style-name="T2">(“keep thy foot”)</text:span></text:p>
        </text:list-header>
      </text:list>
      <text:p text:style-name="Text_20_body">with care .... Watch your step … Be aware Traps to fall in mechanics and formalism … </text:p>
      <text:list xml:id="list4517146141751246638" text:style-name="L3">
        <text:list-header>
          <text:p text:style-name="P3"><text:span text:style-name="Strong_20_Emphasis"><text:span text:style-name="T2">2. </text:span></text:span><text:span text:style-name="Strong_20_Emphasis">Be Ready to Hear</text:span> <text:span text:style-name="T2">(“and be more ready to hear, “)</text:span></text:p>
        </text:list-header>
      </text:list>
      <text:p text:style-name="P1">prepare before going “prudent” .. ready to hear</text:p>
      <text:p text:style-name="P28">keep God actively involved in our lives … Go to the house if God … Are we actively submitted to God? Going to church is a part of this submission</text:p>
      <text:list xml:id="list2977814314772298715" text:style-name="L4">
        <text:list-header>
          <text:p text:style-name="P4"><text:span text:style-name="Strong_20_Emphasis"><text:span text:style-name="T2">3. </text:span></text:span><text:span text:style-name="Strong_20_Emphasis">Do Not Sacrifice like Fools</text:span> <text:span text:style-name="T2">(“</text:span>than to give the sacrifice of fools: for they consider not that they do evil.”<text:span text:style-name="T2">)</text:span></text:p>
        </text:list-header>
      </text:list>
      <text:p text:style-name="P55">That somehow the form of religion pleases God. Or the multitude or beauty of words in prayer pleases God. Or any relligious action but a heart far from God pleases God.</text:p>
      <text:list xml:id="list963165498209234439" text:style-name="L5">
        <text:list-header>
          <text:p text:style-name="P5"><text:span text:style-name="Strong_20_Emphasis"><text:span text:style-name="T2">4. </text:span></text:span><text:span text:style-name="Strong_20_Emphasis">Do Not be Hasty with Your Words</text:span> , <text:span text:style-name="T2">vs. 2-3</text:span></text:p>
        </text:list-header>
      </text:list>
      <text:list xml:id="list4752186658757281102" text:style-name="L6">
        <text:list-item>
          <text:p text:style-name="P45">Do we really think God is impressed <text:span text:style-name="T2">with our much speaking</text:span>? Not impress, but “pour out your heart to God”. </text:p>
        </text:list-item>
        <text:list-item>
          <text:p text:style-name="P6">Elijah’s prayer on Mt. Carmel versus false prophets </text:p>
        </text:list-item>
      </text:list>
      <text:list xml:id="list261913078520988517" text:style-name="L7">
        <text:list-header>
          <text:p text:style-name="P7"><text:span text:style-name="Strong_20_Emphasis"><text:span text:style-name="T2">5. </text:span></text:span><text:span text:style-name="Strong_20_Emphasis">Do not be Hasty with Your Vows</text:span> , <text:span text:style-name="T2">vs. 4-5</text:span></text:p>
        </text:list-header>
      </text:list>
      <text:list xml:id="list7113682247775996911" text:style-name="L8">
        <text:list-item>
          <text:p text:style-name="P8">Vows are not required here, but God is listening when we make them. </text:p>
        </text:list-item>
      </text:list>
      <text:list xml:id="list6264109896854784972" text:style-name="L9">
        <text:list-header>
          <text:p text:style-name="P9"><text:soft-page-break/><text:span text:style-name="Strong_20_Emphasis"><text:span text:style-name="T2">6. </text:span></text:span><text:span text:style-name="Strong_20_Emphasis">Do not be Dishonest with Your Vows</text:span> , <text:span text:style-name="T2">vs. 6-7a</text:span></text:p>
        </text:list-header>
      </text:list>
      <text:list xml:id="list7331443796506737349" text:style-name="L10">
        <text:list-item>
          <text:p text:style-name="P46">“angel”: messenger; preist, preacher </text:p>
        </text:list-item>
        <text:list-item>
          <text:p text:style-name="P46">“it was an error”: it was a mistake; I should not have made this vow in the first place and therefore should not keep it </text:p>
        </text:list-item>
        <text:list-item>
          <text:p text:style-name="P10">dishonesty; mockery of God <text:span text:style-name="T2">(Galatians 6:7)</text:span></text:p>
        </text:list-item>
      </text:list>
      <text:list xml:id="list7753252093978596404" text:style-name="L11">
        <text:list-header>
          <text:p text:style-name="P11"><text:span text:style-name="Strong_20_Emphasis"><text:span text:style-name="T2">7. </text:span></text:span><text:span text:style-name="Strong_20_Emphasis">Fear God Above All, </text:span><text:span text:style-name="Strong_20_Emphasis"><text:span text:style-name="T2">vs. 7b-8</text:span></text:span></text:p>
        </text:list-header>
      </text:list>
      <text:list xml:id="list5183275506811846344" text:style-name="L12">
        <text:list-item>
          <text:p text:style-name="P47">We are to keep down the fear of man. Set God before us </text:p>
        </text:list-item>
        <text:list-item>
          <text:p text:style-name="P12">Is Worship and specifically church attendance all about me and my felt need? We should come for HIM! Fear God and reverance Him. Hold in high regard. The unrighteous: Romans 3:18 </text:p>
        </text:list-item>
      </text:list>
      <text:h text:style-name="Heading_20_2" text:outline-level="2"><text:bookmark text:name="the-vanity-of-riches-v-9-17"/>The Vanity of Riches, v. 9-17</text:h>
      <text:list xml:id="list4096068393065796396" text:style-name="L13">
        <text:list-header>
          <text:p text:style-name="P13"><text:span text:style-name="Strong_20_Emphasis"><text:span text:style-name="T2">1. </text:span></text:span><text:span text:style-name="Strong_20_Emphasis">Love Silver</text:span> = Not Satisfied with Silver, <text:span text:style-name="T2">vs. 9-10</text:span></text:p>
        </text:list-header>
      </text:list>
      <text:p text:style-name="Quotations">MHC “The king needs the common things of life, and the poor share them; they relish their morsel better than he does his luxuries.”“</text:p>
      <text:list xml:id="list423875906646289434" text:style-name="L14">
        <text:list-header>
          <text:p text:style-name="P14"><text:span text:style-name="Strong_20_Emphasis"><text:span text:style-name="T2">2. </text:span></text:span><text:span text:style-name="Strong_20_Emphasis">What Good is Beholding?</text:span> , <text:span text:style-name="T2">vs. 11</text:span></text:p>
        </text:list-header>
      </text:list>
      <text:list xml:id="list7304342003546046978" text:style-name="L15">
        <text:list-item>
          <text:p text:style-name="P15">Counting Money <text:span text:style-name="T2">over and over</text:span></text:p>
        </text:list-item>
      </text:list>
      <text:list xml:id="list3796893318607524862" text:style-name="L16">
        <text:list-header>
          <text:p text:style-name="P16"><text:span text:style-name="Strong_20_Emphasis"><text:span text:style-name="T2">3. </text:span></text:span><text:span text:style-name="Strong_20_Emphasis">Sweet Sleep</text:span> , <text:span text:style-name="T2">vs. 12</text:span></text:p>
        </text:list-header>
      </text:list>
      <text:list xml:id="list439486055669505487" text:style-name="L17">
        <text:list-item>
          <text:p text:style-name="P48">The sleep of the labourer is sweet, not only because he is tired, but because he has little care to break his sleep. </text:p>
        </text:list-item>
        <text:list-item>
          <text:p text:style-name="P17">Adding and Borrowing Trouble </text:p>
        </text:list-item>
      </text:list>
      <text:list xml:id="list6819741876935382235" text:style-name="L18">
        <text:list-header>
          <text:p text:style-name="P18"><text:span text:style-name="Strong_20_Emphasis"><text:span text:style-name="T2">4. </text:span></text:span><text:span text:style-name="Strong_20_Emphasis">Where is the Profit?, </text:span><text:span text:style-name="Strong_20_Emphasis"><text:span text:style-name="T2">vs. 13-17</text:span></text:span> (naked shall he return, you can’t take it with you.) </text:p>
        </text:list-header>
      </text:list>
      <text:h text:style-name="Heading_20_2" text:outline-level="2"><text:bookmark text:name="the-conclusion-to-increase-vs-18-20"/>The Conclusion to Increase, vs. 18-20</text:h>
      <text:list xml:id="list6264021107133640919" text:style-name="L31">
        <text:list-item>
          <text:p text:style-name="P30">Eat, Drink and Enjoy Life. Compare with Ecclessiastes 2:24-26 and Ecclessiastes 9:7-10</text:p>
        </text:list-item>
        <text:list-item>
          <text:p text:style-name="P31">“that which I have seen…”, (inferred “under the sun”): You worked for it, enjoy it</text:p>
        </text:list-item>
        <text:list-item>
          <text:p text:style-name="P31">Do we have a problem when someone that has worked hard, enjoys the fruit of his labor? Do we begrudge him? “amiable”, “looks good in the eyes of men.” Good and comely; good or comfortable to man’s self, and comely or amiable in the eyes of other men, as penuriousness is base and dishonourable. </text:p>
        </text:list-item>
        <text:list-item>
          <text:p text:style-name="P51">We must not view our calling as a drudgery, thankful ejoyment </text:p>
        </text:list-item>
        <text:list-item>
          <text:p text:style-name="P50">“this is the gift of God”: Riches ought to be received of God and to be used for His glory. </text:p>
        </text:list-item>
        <text:list-item>
          <text:p text:style-name="P29">“It is his portion” – for the FAITHFUL BELIEVER, he has a much greater portion: in Heaven! </text:p>
        </text:list-item>
      </text:list>
      <text:h text:style-name="Heading_20_3" text:outline-level="3"><text:bookmark text:name="rewards-of-the-faithful-believer"/>Rewards of the Faithful Believer</text:h>
      <text:list xml:id="list6366992143136974141" text:style-name="L42">
        <text:list-item>
          <text:p text:style-name="P32">Our Portion? <text:span text:style-name="T3">(</text:span>Ecclesiastes 2:21; <text:s text:c="2"/>3:22; <text:s text:c="2"/>5:18 ; <text:s/>5:19 <text:span text:style-name="T3">)</text:span></text:p>
        </text:list-item>
        <text:list-item>
          <text:p text:style-name="P32"><text:bookmark text:name="the-unfaithful"/><text:span text:style-name="T5">The Unfaithful </text:span><text:span text:style-name="T6">(Revelation 22:12 )</text:span></text:p>
        </text:list-item>
      </text:list>
      <text:list xml:id="list1683303507314791305" text:style-name="L32">
        <text:list-item>
          <text:list>
            <text:list-item>
              <text:p text:style-name="P33">BLESSING <text:span text:style-name="T3">(Psalm 68:19)</text:span></text:p>
            </text:list-item>
          </text:list>
        </text:list-item>
      </text:list>
      <text:p text:style-name="Quotations">Happy; enjoying spiritual happiness and the favor of God; Spiritually Prosperous, consecrating by prayer; The divine favor is the greatest blessing. Psalms 2:12; Psalms 84:4 ; Psalms 106:3 ; Psalms 119:1 ; Psalms 119:2</text:p>
      <text:list xml:id="list92421845975654" text:continue-list="list3491225142569028127" text:style-name="L21">
        <text:list-header>
          <text:p text:style-name="P19"/>
          <text:p text:style-name="P19"/>
        </text:list-header>
      </text:list>
      <text:p text:style-name="P53"><office:annotation><dc:date>2018-08-19T09:03:54.271078147</dc:date><text:p>&lt;!-- ## Chapter 6 (The vanity of long life.)</text:p><text:p/><text:p>1 There is an evil which I have seen under the sun, and it is common among men:</text:p><text:p>2 A man to whom God hath given riches, wealth, and honour, so that he wanteth nothing for his soul of all that he desireth, yet God giveth him not power to eat thereof, but a stranger eateth it: this is vanity, and it is an evil disease.</text:p><text:p>3 If a man beget an hundred children, and live many years, so that the days of his years be many, and his soul be not filled with good, and also that he have no burial; I say, that an untimely birth is better than he.</text:p><text:p>4 For he cometh in with vanity, and departeth in darkness, and his name shall be covered with darkness.</text:p><text:p>5 Moreover he hath not seen the sun, nor known any thing: this hath more rest than the other.</text:p><text:p>6 Yea, though he live a thousand years twice told, yet hath he seen no good: do not all go to one place?</text:p><text:p>7 All the labour of man is for his mouth, and yet the appetite is not filled.</text:p><text:p>8 For what hath the wise more than the fool? what hath the poor, that knoweth to walk before the living?</text:p><text:p>9 Better is the sight of the eyes than the wandering of the desire: this is also vanity and vexation of spirit.</text:p><text:p>10 That which hath been is named already, and it is known that it is man: neither may he contend with him that is mightier than he.</text:p><text:p>11 Seeing there be many things that increase vanity, what is man the better?</text:p><text:p>12 For who knoweth what is good for man in this life, all the days of his vain life which he spendeth as a shadow? for who can tell a man what shall be after him under the sun?</text:p><text:p/><text:p/><text:p>## Chapter 7 (Series of wise sayings and evil woman.)</text:p><text:p/><text:p>## Chapter 8 (Civil duties, uncertainty of life, certainty of divine judgment and injustices of life, epicureanism, the work of God and man)</text:p><text:p/><text:p>## Chapter 9 (Like things happen to the righteous and the wicked, wisdom is pre-eminant and often unappreciated)</text:p><text:p/><text:p>## Chapter 10 (Various wise sayings, the contrast between wisdom and folly)</text:p><text:p/><text:p>## Chapter 11 (Benevolences and advice to the young.)</text:p><text:p/><text:p>## Chapter 12 (Description of old age, conclusion concerning the highest duty of man.)</text:p><text:p/><text:p>--&gt;</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423cm" fo:margin-right="0.423cm" fo:margin-top="0.423cm" fo:margin-bottom="0.423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423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cm" fo:margin-bottom="1cm" fo:margin-left="2cm" fo:margin-right="1cm" fo:border="0.06pt solid #dddddd" fo:padding="0.049cm" fo:background-color="transparent" style:writing-mode="lr-tb" draw:fill="none" draw:fill-color="#729fcf" style:footnote-max-height="0cm">
        <style:columns fo:column-count="2" fo:column-gap="0cm">
          <style:column style:rel-width="7055*" fo:start-indent="0cm" fo:end-indent="0cm"/>
          <style:column style:rel-width="7056*" fo:start-indent="0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304_ecclesiastes_chapter-5</dc:title>
    <dc:date>2018-08-19T09:24:20.342991733</dc:date>
    <meta:editing-duration>PT8M</meta:editing-duration>
    <meta:editing-cycles>4</meta:editing-cycles>
    <meta:generator>LibreOffice/5.1.6.2$Linux_X86_64 LibreOffice_project/10m0$Build-2</meta:generator>
    <meta:document-statistic meta:table-count="0" meta:image-count="0" meta:object-count="0" meta:page-count="2" meta:paragraph-count="66" meta:word-count="865" meta:character-count="4611" meta:non-whitespace-character-count="3809"/>
    <meta:user-defined meta:name=""/>
  </office:meta>
</office:document-meta>
</file>